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6.6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Group Name</text:p>
          </table:table-cell>
          <table:table-cell table:style-name="ce1" office:value-type="string" calcext:value-type="string">
            <text:p>Web Link</text:p>
          </table:table-cell>
          <table:table-cell table:style-name="ce1" office:value-type="string" calcext:value-type="string">
            <text:p>Format Rating (1-10)</text:p>
          </table:table-cell>
          <table:table-cell table:style-name="ce1" office:value-type="string" calcext:value-type="string">
            <text:p>Notes: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izona Trail Association </text:p>
          </table:table-cell>
          <table:table-cell table:style-name="ce2" office:value-type="string" calcext:value-type="string">
            <text:p><text:a xlink:href="http://www.aztrail.org/" xlink:type="simple">http://www.aztrail.org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lorado River Area Trail Alliance </text:p>
          </table:table-cell>
          <table:table-cell table:style-name="ce2" office:value-type="string" calcext:value-type="string">
            <text:p><text:a xlink:href="https://www.facebook.com/AZCRATA" xlink:type="simple">https://www.facebook.com/AZCRATA</text:a>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acebook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esert Foothills Mountain Bike Association </text:p>
          </table:table-cell>
          <table:table-cell table:style-name="ce2" office:value-type="string" calcext:value-type="string">
            <text:p><text:a xlink:href="http://www.dfmba.org/" xlink:type="simple">http://www.dfmba.org</text:a> 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Wordpres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rescott Mountain Bike Alliance </text:p>
          </table:table-cell>
          <table:table-cell table:style-name="ce2" office:value-type="string" calcext:value-type="string">
            <text:p><text:a xlink:href="http://www.prescottmtb.com/" xlink:type="simple">http://www.prescottmtb.com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onoran Desert Mountain Bicyclists </text:p>
          </table:table-cell>
          <table:table-cell table:style-name="ce2" office:value-type="string" calcext:value-type="string">
            <text:p><text:a xlink:href="http://www.sdmb.org/" xlink:type="simple">http://www.sdmb.org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outhern Arizona Mountain Bike Association </text:p>
          </table:table-cell>
          <table:table-cell table:style-name="ce2" office:value-type="string" calcext:value-type="string">
            <text:p><text:a xlink:href="http://www.sambabike.org/" xlink:type="simple">http://www.sambabike.org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CKS, Inc </text:p>
          </table:table-cell>
          <table:table-cell table:style-name="ce2" office:value-type="string" calcext:value-type="string">
            <text:p><text:a xlink:href="http://www.tracks-pinetop-lakeside.org/" xlink:type="simple">http://www.tracks-pinetop-lakeside.org/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Flagstaff </text:p>
          </table:table-cell>
          <table:table-cell table:style-name="ce2" office:value-type="string" calcext:value-type="string">
            <text:p><text:a xlink:href="http://flagstaffbiking.org/kids-programs/trips-for-kids" xlink:type="simple">http://flagstaffbiking.org/kids-programs/trips-for-kids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 magazine layou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ips for Kids - Phoenix </text:p>
          </table:table-cell>
          <table:table-cell table:style-name="ce2" office:value-type="string" calcext:value-type="string">
            <text:p><text:a xlink:href="http://tripsforkidsphoenix.com/" xlink:type="simple">http://tripsforkidsphoenix.com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Verde Valley Cyclists Coalition </text:p>
          </table:table-cell>
          <table:table-cell table:style-name="ce2" office:value-type="string" calcext:value-type="string">
            <text:p><text:a xlink:href="http://www.vvcc.us/" xlink:type="simple">http://www.vvcc.us/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logger, has a Strava AP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st Valley Trail Alliance </text:p>
          </table:table-cell>
          <table:table-cell table:style-name="ce2" office:value-type="string" calcext:value-type="string">
            <text:p><text:a xlink:href="http://westvalleytrailalliance.org/" xlink:type="simple">http://westvalleytrailalliance.org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Wordpres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entonville/Bella Vista Trailblazers Association, Inc. </text:p>
          </table:table-cell>
          <table:table-cell table:style-name="ce2" office:value-type="string" calcext:value-type="string">
            <text:p><text:a xlink:href="http://www.nwatrailblazers.com/" xlink:type="simple">http://www.nwatrailblazers.com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quare Space, looks cool but custom content is hard to add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icycle Advocacy of Central Arkansas </text:p>
          </table:table-cell>
          <table:table-cell table:style-name="ce2" office:value-type="string" calcext:value-type="string">
            <text:p><text:a xlink:href="http://www.bicycleadvocacy.com/" xlink:type="simple">http://www.bicycleadvocacy.com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entral Arkansas Trail Alliance </text:p>
          </table:table-cell>
          <table:table-cell table:style-name="ce2" office:value-type="string" calcext:value-type="string">
            <text:p><text:a xlink:href="http://www.centralartrail.com/" xlink:type="simple">http://www.centralartrail.com/</text:a> 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MTB-Project API integration. Woodshop layout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iends of the Syllamo Trail </text:p>
          </table:table-cell>
          <table:table-cell table:style-name="ce2" office:value-type="string" calcext:value-type="string">
            <text:p><text:a xlink:href="https://www.facebook.com/FriendsoftheSyllamoTrail/" xlink:type="simple">https://www.facebook.com/FriendsoftheSyllamoTrail/</text:a>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acebook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zark Off Road Cyclists </text:p>
          </table:table-cell>
          <table:table-cell table:style-name="ce2" office:value-type="string" calcext:value-type="string">
            <text:p><text:a xlink:href="http://www.ozarkoffroadcyclists.com/" xlink:type="simple">http://www.ozarkoffroadcyclists.com/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if reel on homepage. <text:s/>MTB-Project API integration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alborg Trailbuilders </text:p>
          </table:table-cell>
          <table:table-cell table:style-name="ce2" office:value-type="string" calcext:value-type="string">
            <text:p><text:a xlink:href="http://www.aalborgtrailbuilders.dk/" xlink:type="simple">http://www.aalborgtrailbuilders.dk</text:a> 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bilene Bicycle Club </text:p>
          </table:table-cell>
          <table:table-cell table:style-name="ce2" office:value-type="string" calcext:value-type="string">
            <text:p><text:a xlink:href="http://www.abilenebicycleclub.com/" xlink:type="simple">http://www.abilenebicycleclub.com/</text:a>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ess4Bikes </text:p>
          </table:table-cell>
          <table:table-cell table:style-name="ce2" office:value-type="string" calcext:value-type="string">
            <text:p><text:a xlink:href="http://www.access4bikes.com/" xlink:type="simple">http://www.access4bikes.com/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 Dirt Divas </text:p>
          </table:table-cell>
          <table:table-cell table:style-name="ce2" office:value-type="string" calcext:value-type="string">
            <text:p><text:a xlink:href="http://alaskadirtdivas.blogspot.com/" xlink:type="simple">http://alaskadirtdivas.blogspot.com/</text:a> 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logg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lbuquerque Mountain Bike Association </text:p>
          </table:table-cell>
          <table:table-cell table:style-name="ce2" office:value-type="string" calcext:value-type="string">
            <text:p><text:a xlink:href="http://www.ambanm.org/" xlink:type="simple">http://www.ambanm.org/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thracite Mountain Pedalers </text:p>
          </table:table-cell>
          <table:table-cell table:style-name="ce2" office:value-type="string" calcext:value-type="string">
            <text:p><text:a xlink:href="http://ampbikeclub.org/" xlink:type="simple">http://ampbikeclub.org/</text:a> 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APL Cycling Club </text:p>
          </table:table-cell>
          <table:table-cell table:style-name="ce2" office:value-type="string" calcext:value-type="string">
            <text:p><text:a xlink:href="http://www.aplcycling.org/" xlink:type="simple">http://www.aplcycling.org/</text:a>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umbl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ppalachia Outdoor Adventurers </text:p>
          </table:table-cell>
          <table:table-cell table:style-name="ce2" office:value-type="string" calcext:value-type="string">
            <text:p><text:a xlink:href="http://www.bikeaoa.org/" xlink:type="simple">http://www.bikeaoa.org/</text:a>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Wordpres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Appalachian Mountain Bike Club </text:p>
          </table:table-cell>
          <table:table-cell table:style-name="ce2" office:value-type="string" calcext:value-type="string">
            <text:p><text:a xlink:href="http://www.ambc-sorba.org/" xlink:type="simple">http://www.ambc-sorba.org</text:a> 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Good layout. <text:s/>Maps are PD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izona Trail Association </text:p>
          </table:table-cell>
          <table:table-cell table:style-name="ce2" office:value-type="string" calcext:value-type="string">
            <text:p><text:a xlink:href="http://www.aztrail.org/" xlink:type="simple">http://www.aztrail.org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rnold Rim Trail Association </text:p>
          </table:table-cell>
          <table:table-cell table:style-name="ce2" office:value-type="string" calcext:value-type="string">
            <text:p><text:a xlink:href="http://arnoldrimtrail.org/" xlink:type="simple">http://arnoldrimtrail.org</text:a> 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Wordpres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hens Bicycle Club </text:p>
          </table:table-cell>
          <table:table-cell table:style-name="ce2" office:value-type="string" calcext:value-type="string">
            <text:p><text:a xlink:href="http://www.athensbicycleclub.org/" xlink:type="simple">http://www.athensbicycleclub.org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ugusta-GA and Aiken-SC </text:p>
          </table:table-cell>
          <table:table-cell table:style-name="ce2" office:value-type="string" calcext:value-type="string">
            <text:p><text:a xlink:href="http://sorbacsra.org/" xlink:type="simple">http://sorbacsra.org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ustin Ridge Riders Mountain Bike Club </text:p>
          </table:table-cell>
          <table:table-cell table:style-name="ce2" office:value-type="string" calcext:value-type="string">
            <text:p><text:a xlink:href="http://www.austinridgeriders.com/" xlink:type="simple">http://www.austinridgeriders.com/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ld Eagle Mountain Bike Association </text:p>
          </table:table-cell>
          <table:table-cell table:style-name="ce2" office:value-type="string" calcext:value-type="string">
            <text:p><text:a xlink:href="http://www.baldeaglemtb.org/" xlink:type="simple">http://www.baldeaglemtb.org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arlow Trail Association </text:p>
          </table:table-cell>
          <table:table-cell table:style-name="ce2" office:value-type="string" calcext:value-type="string">
            <text:p><text:a xlink:href="http://www.barlowtrail.org/" xlink:type="simple">http://www.barlowtrail.org</text:a> 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aton Rouge Area Mountain Bike Association </text:p>
          </table:table-cell>
          <table:table-cell table:style-name="ce2" office:value-type="string" calcext:value-type="string">
            <text:p><text:a xlink:href="http://www.bramba.org/" xlink:type="simple">http://www.bramba.org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erks Area Mountain Biking Association </text:p>
          </table:table-cell>
          <table:table-cell table:style-name="ce2" office:value-type="string" calcext:value-type="string">
            <text:p><text:a xlink:href="http://www.berksmountainbiking.org/" xlink:type="simple">http://www.berksmountainbiking.org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Bicycle Advocacy of Central Arkansas </text:p>
          </table:table-cell>
          <table:table-cell table:style-name="ce2" office:value-type="string" calcext:value-type="string">
            <text:p><text:a xlink:href="http://www.bicycleadvocacy.com/" xlink:type="simple">http://www.bicycleadvocacy.com</text:a> 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ike Town, USA Initiative </text:p>
          </table:table-cell>
          <table:table-cell table:style-name="ce2" office:value-type="string" calcext:value-type="string">
            <text:p><text:a xlink:href="http://steamboatbiketown.com/" xlink:type="simple">http://steamboatbiketown.com</text:a> 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s this the ski resort?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Boulder Mountainbike Alliance </text:p>
          </table:table-cell>
          <table:table-cell table:style-name="ce2" office:value-type="string" calcext:value-type="string">
            <text:p><text:a xlink:href="http://bouldermountainbike.org/" xlink:type="simple">http://bouldermountainbike.org</text:a> 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Built their own trail rating system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oud City Wheelers </text:p>
          </table:table-cell>
          <table:table-cell table:style-name="ce2" office:value-type="string" calcext:value-type="string">
            <text:p><text:a xlink:href="http://www.cloudcitywheelers.com/" xlink:type="simple">http://www.cloudcitywheelers.com</text:a> 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TB-Project API integration.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olorado Mountain Bike Association </text:p>
          </table:table-cell>
          <table:table-cell table:style-name="ce2" office:value-type="string" calcext:value-type="string">
            <text:p><text:a xlink:href="http://www.comba.org/" xlink:type="simple">http://www.comba.org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olorado Plateau Mountain Bike Trail Association - COPMOBA </text:p>
          </table:table-cell>
          <table:table-cell table:style-name="ce2" office:value-type="string" calcext:value-type="string">
            <text:p><text:a xlink:href="http://www.copmoba.org/" xlink:type="simple">http://www.copmoba.org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rested Butte Mountain Bike Association - CBMBA </text:p>
          </table:table-cell>
          <table:table-cell table:style-name="ce2" office:value-type="string" calcext:value-type="string">
            <text:p><text:a xlink:href="http://cbmba.org/" xlink:type="simple">http://cbmba.org</text:a> 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ki Reso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borah Maresca </text:p>
          </table:table-cell>
          <table:table-cell table:style-name="ce2" office:value-type="string" calcext:value-type="string">
            <text:p><text:a xlink:href="http://www.mountaintopcyclingclub.com/" xlink:type="simple">http://www.mountaintopcyclingclub.com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t Divas </text:p>
          </table:table-cell>
          <table:table-cell table:style-name="ce2" office:value-type="string" calcext:value-type="string">
            <text:p><text:a xlink:href="http://www.dirtdivas.net/" xlink:type="simple">http://www.dirtdivas.net</text:a> 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rt Divas </text:p>
          </table:table-cell>
          <table:table-cell table:style-name="ce2" office:value-type="string" calcext:value-type="string">
            <text:p><text:a xlink:href="http://www.thedirtdivas.com/" xlink:type="simple">http://www.thedirtdivas.com</text:a> 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stes Park Cyclist Coalition </text:p>
          </table:table-cell>
          <table:table-cell table:style-name="ce2" office:value-type="string" calcext:value-type="string">
            <text:p><text:a xlink:href="http://www.estesparkcycling.co/" xlink:type="simple">http://www.estesparkcycling.co/</text:a> 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and Mountain Bike Alliance </text:p>
          </table:table-cell>
          <table:table-cell table:style-name="ce2" office:value-type="string" calcext:value-type="string">
            <text:p><text:a xlink:href="http://www.facebook.com/#%21/pages/Grand-Mountain-Bike-Alliance/218397568244526" xlink:type="simple">http://www.facebook.com/#!/pages/Grand-Mountain-Bike-Alliance/218397568244526</text:a>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acebook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nnison Trails, Inc </text:p>
          </table:table-cell>
          <table:table-cell table:style-name="ce2" office:value-type="string" calcext:value-type="string">
            <text:p><text:a xlink:href="http://gunnisontrails.org/" xlink:type="simple">http://gunnisontrails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Lower Valley Trails Group </text:p>
          </table:table-cell>
          <table:table-cell table:style-name="ce2" office:value-type="string" calcext:value-type="string">
            <text:p><text:a xlink:href="http://www.lovatrails.org/" xlink:type="simple">http://www.lovatrails.org/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Medicine Wheel Trail Advocates </text:p>
          </table:table-cell>
          <table:table-cell table:style-name="ce2" office:value-type="string" calcext:value-type="string">
            <text:p><text:a xlink:href="http://www.medwheel.org/" xlink:type="simple">http://www.medwheel.org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Overland Mountain Bike Club </text:p>
          </table:table-cell>
          <table:table-cell table:style-name="ce2" office:value-type="string" calcext:value-type="string">
            <text:p><text:a xlink:href="http://overlandmtb.org/" xlink:type="simple">http://overlandmtb.org/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Roaring Fork Mountain Bike Association </text:p>
          </table:table-cell>
          <table:table-cell table:style-name="ce2" office:value-type="string" calcext:value-type="string">
            <text:p><text:a xlink:href="http://www.rfmba.org/" xlink:type="simple">http://www.rfmba.org/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Rocky Mountain Bicycle Boys </text:p>
          </table:table-cell>
          <table:table-cell table:style-name="ce2" office:value-type="string" calcext:value-type="string">
            <text:p><text:a xlink:href="http://www.rmbb.org/" xlink:type="simple">http://www.rmbb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Routt County Riders </text:p>
          </table:table-cell>
          <table:table-cell table:style-name="ce2" office:value-type="string" calcext:value-type="string">
            <text:p><text:a xlink:href="http://routtcountyriders.org/" xlink:type="simple">http://routtcountyriders.org/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Salida Mountain Trails </text:p>
          </table:table-cell>
          <table:table-cell table:style-name="ce2" office:value-type="string" calcext:value-type="string">
            <text:p><text:a xlink:href="http://www.salidamountaintrails.org/" xlink:type="simple">http://www.salidamountaintrails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San Miguel Bike Alliance </text:p>
          </table:table-cell>
          <table:table-cell table:style-name="ce2" office:value-type="string" calcext:value-type="string">
            <text:p><text:a xlink:href="http://www.telluridesmba.org/" xlink:type="simple">http://www.telluridesmba.org/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Silverton Singletrack Society </text:p>
          </table:table-cell>
          <table:table-cell table:style-name="ce2" office:value-type="string" calcext:value-type="string">
            <text:p><text:a xlink:href="http://www.silvertonsingletracksociety.org/" xlink:type="simple">http://www.silvertonsingletracksociety.org/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pe Fear SORBA </text:p>
          </table:table-cell>
          <table:table-cell table:style-name="ce2" office:value-type="string" calcext:value-type="string">
            <text:p><text:a xlink:href="http://blog.capefearsorba.com/" xlink:type="simple">http://blog.capefearsorba.com/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Catawba Valley Heritage Alliance - CVHA </text:p>
          </table:table-cell>
          <table:table-cell table:style-name="ce2" office:value-type="string" calcext:value-type="string">
            <text:p><text:a xlink:href="http://www.heritagealliance.org/" xlink:type="simple">http://www.heritagealliance.org/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Green River Preserve </text:p>
          </table:table-cell>
          <table:table-cell table:style-name="ce2" office:value-type="string" calcext:value-type="string">
            <text:p><text:a xlink:href="http://www.greenriverpreserve.org/" xlink:type="simple">http://www.greenriverpreserve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Greensboro Fat Tire Society </text:p>
          </table:table-cell>
          <table:table-cell table:style-name="ce2" office:value-type="string" calcext:value-type="string">
            <text:p><text:a xlink:href="http://www.greensborofattire.org/" xlink:type="simple">http://www.greensborofattire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Nantahala Area SORBA </text:p>
          </table:table-cell>
          <table:table-cell table:style-name="ce2" office:value-type="string" calcext:value-type="string">
            <text:p><text:a xlink:href="http://www.nasorba.com/" xlink:type="simple">http://www.nasorba.com</text:a> 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 calcext:value-type="string">
            <text:p>Northwest North Carolina Mountain Bike Alliance </text:p>
          </table:table-cell>
          <table:table-cell table:style-name="ce2" office:value-type="string" calcext:value-type="string">
            <text:p><text:a xlink:href="http://ridenwnctrails.com/" xlink:type="simple">http://ridenwnctrails.com/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Pisgah Area SORBA </text:p>
          </table:table-cell>
          <table:table-cell table:style-name="ce2" office:value-type="string" calcext:value-type="string">
            <text:p><text:a xlink:href="http://www.pisgahareasorba.org/" xlink:type="simple">http://www.pisgahareasorba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Tarheel Trailblazers </text:p>
          </table:table-cell>
          <table:table-cell table:style-name="ce2" office:value-type="string" calcext:value-type="string">
            <text:p><text:a xlink:href="http://www.tarheeltrailblazers.com/" xlink:type="simple">http://www.tarheeltrailblazers.com/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Triangle Off-Road Cyclists </text:p>
          </table:table-cell>
          <table:table-cell table:style-name="ce2" office:value-type="string" calcext:value-type="string">
            <text:p><text:a xlink:href="http://torc-nc.org/" xlink:type="simple">http://torc-nc.org/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Charlotte </text:p>
          </table:table-cell>
          <table:table-cell table:style-name="ce2" office:value-type="string" calcext:value-type="string">
            <text:p><text:a xlink:href="http://tripsforkidscharlotte.org/" xlink:type="simple">http://tripsforkidscharlotte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Durham </text:p>
          </table:table-cell>
          <table:table-cell table:style-name="ce2" office:value-type="string" calcext:value-type="string">
            <text:p><text:a xlink:href="http://www.tripsforkids.org/" xlink:type="simple">http://www.tripsforkids.org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Trips for Kids - Western Youth Network </text:p>
          </table:table-cell>
          <table:table-cell table:style-name="ce2" office:value-type="string" calcext:value-type="string">
            <text:p><text:a xlink:href="http://www.westernyouthnetwork.org/wordpress/programs/prevention/trips-for-kids" xlink:type="simple">http://www.westernyouthnetwork.org/wordpress/programs/prevention/trips-for-kids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WNC </text:p>
          </table:table-cell>
          <table:table-cell table:style-name="ce2" office:value-type="string" calcext:value-type="string">
            <text:p><text:a xlink:href="http://tripsforkidswnc.com/" xlink:type="simple">http://tripsforkidswnc.com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arlow Trail Association </text:p>
          </table:table-cell>
          <table:table-cell table:style-name="ce2" office:value-type="string" calcext:value-type="string">
            <text:p><text:a xlink:href="http://www.barlowtrail.org/" xlink:type="simple">http://www.barlowtrail.org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Blue Mountain Singletrack Trails Club </text:p>
          </table:table-cell>
          <table:table-cell table:style-name="ce2" office:value-type="string" calcext:value-type="string">
            <text:p><text:a xlink:href="http://www.bluemountainstc.org/" xlink:type="simple">http://www.bluemountainstc.org/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Central Oregon Trail Alliance - COTA </text:p>
          </table:table-cell>
          <table:table-cell table:style-name="ce2" office:value-type="string" calcext:value-type="string">
            <text:p><text:a xlink:href="http://cotamtb.com/" xlink:type="simple">http://cotamtb.com/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Corvallis-to-the-Sea (C2C) Trail Partnership </text:p>
          </table:table-cell>
          <table:table-cell table:style-name="ce2" office:value-type="string" calcext:value-type="string">
            <text:p><text:a xlink:href="http://www.c2ctrail.org/" xlink:type="simple">http://www.c2ctrail.org</text:a> 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Disciples of Dirt </text:p>
          </table:table-cell>
          <table:table-cell table:style-name="ce2" office:value-type="string" calcext:value-type="string">
            <text:p><text:a xlink:href="http://www.disciplesofdirt.org/" xlink:type="simple">http://www.disciplesofdirt.org/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Greater Oakridge Area Trail Stewards </text:p>
          </table:table-cell>
          <table:table-cell table:style-name="ce2" office:value-type="string" calcext:value-type="string">
            <text:p><text:a xlink:href="http://www.oakridgegoats.org/" xlink:type="simple">http://www.oakridgegoats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Hood River Area Trail Stewards </text:p>
          </table:table-cell>
          <table:table-cell table:style-name="ce2" office:value-type="string" calcext:value-type="string">
            <text:p><text:a xlink:href="http://www.hrats.org/" xlink:type="simple">http://www.hrats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National Coast Trail Association </text:p>
          </table:table-cell>
          <table:table-cell table:style-name="ce2" office:value-type="string" calcext:value-type="string">
            <text:p><text:a xlink:href="http://www.coasttrails.org/" xlink:type="simple">http://www.coasttrails.org/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Northwest Trail Alliance </text:p>
          </table:table-cell>
          <table:table-cell table:style-name="ce2" office:value-type="string" calcext:value-type="string">
            <text:p><text:a xlink:href="http://www.nw-trail.org/" xlink:type="simple">http://www.nw-trail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Pendleton On Wheels </text:p>
          </table:table-cell>
          <table:table-cell table:style-name="ce2" office:value-type="string" calcext:value-type="string">
            <text:p><text:a xlink:href="http://www.cyclependleton.com/" xlink:type="simple">http://www.cyclependleton.com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Rogue Valley Mountain Bike Association </text:p>
          </table:table-cell>
          <table:table-cell table:style-name="ce2" office:value-type="string" calcext:value-type="string">
            <text:p><text:a xlink:href="http://www.rvmba.org/" xlink:type="simple">http://www.rvmba.org/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Salem Area Trail Alliance </text:p>
          </table:table-cell>
          <table:table-cell table:style-name="ce2" office:value-type="string" calcext:value-type="string">
            <text:p><text:a xlink:href="http://salemtrails.org/" xlink:type="simple">http://salemtrails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Sisters Trail Alliance </text:p>
          </table:table-cell>
          <table:table-cell table:style-name="ce2" office:value-type="string" calcext:value-type="string">
            <text:p><text:a xlink:href="http://www.sisterstrails.com/" xlink:type="simple">http://www.sisterstrails.com</text:a> 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Team Dirt </text:p>
          </table:table-cell>
          <table:table-cell table:style-name="ce2" office:value-type="string" calcext:value-type="string">
            <text:p><text:a xlink:href="http://teamdirt.org/" xlink:type="simple">http://teamdirt.org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CAT </text:p>
          </table:table-cell>
          <table:table-cell table:style-name="ce2" office:value-type="string" calcext:value-type="string">
            <text:p><text:a xlink:href="http://catoregon.org/tfk" xlink:type="simple">http://catoregon.org/tfk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Rogue Valley </text:p>
          </table:table-cell>
          <table:table-cell table:style-name="ce2" office:value-type="string" calcext:value-type="string">
            <text:p><text:a xlink:href="http://www.tripsforkids.org/" xlink:type="simple">http://www.tripsforkids.org</text:a> </text:p>
          </table:table-cell>
          <table:table-cell table:style-name="ce2"/>
          <table:table-cell table:number-columns-repeated="1021"/>
        </table:table-row>
        <table:table-row table:style-name="ro4">
          <table:table-cell table:style-name="ce2" office:value-type="string" calcext:value-type="string">
            <text:p>Wild Rivers Coast Mountain Bicycling Association </text:p>
          </table:table-cell>
          <table:table-cell table:style-name="ce2" office:value-type="string" calcext:value-type="string">
            <text:p><text:a xlink:href="http://wildriverscoastmtb.org/" xlink:type="simple">http://wildriverscoastmtb.org</text:a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idalgo Trail Riders </text:p>
          </table:table-cell>
          <table:table-cell table:style-name="ce2" office:value-type="string" calcext:value-type="string">
            <text:p><text:a xlink:href="http://www.fidalgotrailriders.org/" xlink:type="simple">http://www.fidalgotrailriders.org</text:a> 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Methow Trails </text:p>
          </table:table-cell>
          <table:table-cell table:style-name="ce2" office:value-type="string" calcext:value-type="string">
            <text:p><text:a xlink:href="http://www.mvsta.com/" xlink:type="simple">http://www.mvsta.com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Trips for Kids - SkiDUCK North Lake Tahoe </text:p>
          </table:table-cell>
          <table:table-cell table:style-name="ce2" office:value-type="string" calcext:value-type="string">
            <text:p><text:a xlink:href="http://skiduck.org/summer.shtml" xlink:type="simple">http://skiduck.org/summer.shtml</text:a> 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Trips for Kids - Tacoma </text:p>
          </table:table-cell>
          <table:table-cell table:style-name="ce2" office:value-type="string" calcext:value-type="string">
            <text:p><text:a xlink:href="http://www.tripsforkids.org/" xlink:type="simple">http://www.tripsforkids.org</text:a> 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string" calcext:value-type="string">
            <text:p>Whatcom Mountain Bike Coalition </text:p>
          </table:table-cell>
          <table:table-cell table:style-name="ce2" office:value-type="string" calcext:value-type="string">
            <text:p><text:a xlink:href="http://wmbcmtb.org/" xlink:type="simple">http://wmbcmtb.org/</text:a></text:p>
          </table:table-cell>
          <table:table-cell table:number-columns-repeated="102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22:23:06.726417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22:15:50.459323439</meta:creation-date>
    <dc:date>2017-03-15T23:12:18.764550558</dc:date>
    <meta:editing-duration>PT42M14S</meta:editing-duration>
    <meta:editing-cycles>6</meta:editing-cycles>
    <meta:generator>LibreOffice/4.2.8.2$Linux_X86_64 LibreOffice_project/420m0$Build-2</meta:generator>
    <meta:document-statistic meta:table-count="1" meta:cell-count="250" meta:object-count="0"/>
  </office:meta>
</office:document-meta>
</file>